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RewriteEngine on</text:p>
      <text:p text:style-name="Preformatted_20_Text"/>
      <text:p text:style-name="Preformatted_20_Text"># Allow only GET and POST verbs</text:p>
      <text:p text:style-name="Preformatted_20_Text">allow from all</text:p>
      <text:p text:style-name="Preformatted_20_Text"/>
      <text:p text:style-name="Preformatted_20_Text"># Ban Typical Vulnerability Scanners and others</text:p>
      <text:p text:style-name="Preformatted_20_Text"># Kick out Script Kiddies</text:p>
      <text:p text:style-name="Preformatted_20_Text">RewriteCond %{HTTP_USER_AGENT} ^(java|curl|wget).* [NC,OR]</text:p>
      <text:p text:style-name="Preformatted_20_Text">RewriteCond %{HTTP_USER_AGENT} ^.*(libwww-perl|curl|wget|python|nikto|wkito|pikto|scan|acunetix).* [NC,OR]</text:p>
      <text:p text:style-name="Preformatted_20_Text">RewriteCond %{HTTP_USER_AGENT} ^.*(winhttp|HTTrack|clshttp|archiver|loader|email|harvest|extract|grab|miner).* [NC,OR]</text:p>
      <text:p text:style-name="Preformatted_20_Text"/>
      <text:p text:style-name="Preformatted_20_Text"># Ban Search Engines, Crawlers to your administrative panel</text:p>
      <text:p text:style-name="Preformatted_20_Text"># No reasons to access from bots</text:p>
      <text:p text:style-name="Preformatted_20_Text"># Ultimately Better than the useless robots.txt</text:p>
      <text:p text:style-name="Preformatted_20_Text"># Did google respect robots.txt?</text:p>
      <text:p text:style-name="Preformatted_20_Text"># Try google: intitle:phpMyAdmin intext:"Welcome to phpMyAdmin *.*.*" intext:"Log in" -wiki -forum -forums -questions intext:"Cookies must be enabled"</text:p>
      <text:p text:style-name="Preformatted_20_Text">RewriteCond %{HTTP_USER_AGENT} ^.*(AdsBot-Google|ia_archiver|Scooter|Ask.Jeeves|Baiduspider|Exabot|FAST.Enterprise.Crawler|FAST-WebCrawler|www\.neomo\.de|Gigabot|Mediapartners-Google|Google.Desktop|Feedfetcher-Google|Googlebot|heise-IT-Markt-Crawler|heritrix|ibm.com\cs/crawler|ICCrawler|ichiro|MJ12bot|MetagerBot|msnbot-NewsBlogs|msnbot|msnbot-media|NG-Search|lucene.apache.org|NutchCVS|OmniExplorer_Bot|online.link.validator|psbot0|Seekbot|Sensis.Web.Crawler|SEO.search.Crawler|Seoma.\[SEO.Crawler\]|SEOsearch|Snappy|www.urltrends.com|www.tkl.iis.u-tokyo.ac.jp/~crawler|SynooBot|crawleradmin.t-info@telekom.de|TurnitinBot|voyager|W3.SiteSearch.Crawler|W3C-checklink|W3C_Validator|www.WISEnutbot.com|yacybot|Yahoo-MMCrawler|Yahoo\!.DE.Slurp|Yahoo\!.Slurp|YahooSeeker).* [NC]</text:p>
      <text:p text:style-name="Preformatted_20_Text">RewriteRule .* - [F]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zh" fo:country="CN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1" fo:font-size="10pt" style:font-name-asian="DejaVu Sans3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5" meta:word-count="98" meta:character-count="1530"/>
    <dc:date>2012-02-23T22:38:59</dc:date>
    <dc:creator>root </dc:creator>
    <meta:generator>OpenOffice.org/3.2$Linux OpenOffice.org_project/320m12$Build-9483</meta:generator>
  </office:meta>
</office:document-meta>
</file>